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5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oc_an system</text:p>
          </draw:text-box>
        </draw:frame>
        <draw:frame presentation:style-name="pr2" draw:text-style-name="P1" draw:layer="layout" svg:width="23.421cm" svg:height="17.725cm" svg:x="1.471cm" svg:y="3.865cm" presentation:class="subtitle" presentation:user-transformed="true">
          <draw:text-box>
            <text:p text:style-name="P1">Things that you can do:</text:p>
            <text:p text:style-name="P1"><text:tab/>Add</text:p>
            <text:p text:style-name="P1"><text:tab/>Delete</text:p>
            <text:p text:style-name="P1"><text:tab/>Delete all</text:p>
            <text:p text:style-name="P1"><text:tab/>Display</text:p>
            <text:p text:style-name="P1"><text:tab/>Modify</text:p>
            <text:p text:style-name="P1">These things:</text:p>
            <text:p text:style-name="P1"><text:tab/>members</text:p>
            <text:p text:style-name="P1"><text:tab/>Providers</text:p>
            <text:p text:style-name="P1"><text:tab/>Services</text:p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c_an 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are also allowed to:</text:p>
                <text:list>
                  <text:list-item>
                    <text:p>Add services for the day</text:p>
                    <text:list>
                      <text:list-item>
                        <text:p>Given the member, provider, and service number</text:p>
                      </text:list-item>
                    </text:list>
                  </text:list-item>
                  <text:list-item>
                    <text:p>Run reports</text:p>
                    <text:list>
                      <text:list-item>
                        <text:p>Running reports does a:</text:p>
                        <text:list>
                          <text:list-item>
                            <text:p>Member report</text:p>
                          </text:list-item>
                          <text:list-item>
                            <text:p>Provider report</text:p>
                          </text:list-item>
                          <text:list-item>
                            <text:p>Summary report</text:p>
                          </text:list-item>
                        </text:list>
                      </text:list-item>
                      <text:list-item>
                        <text:p>Running reports overwrites the last report made</text:p>
                        <text:list>
                          <text:list-item>
                            <text:p>But does not touch the members, providers, or services fil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c_an syst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uns on Linux/Unix</text:p>
              </text:list-item>
              <text:list-item>
                <text:p>Run tests with ./tests.py</text:p>
              </text:list-item>
              <text:list-item>
                <text:p>Run command line with ./command_line.py</text:p>
              </text:list-item>
              <text:list-item>
                <text:p>functions_list.py holds the business log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7:44:06.930755338</meta:creation-date>
    <dc:date>2014-12-05T17:50:20.576322033</dc:date>
    <meta:editing-duration>P0D</meta:editing-duration>
    <meta:editing-cycles>1</meta:editing-cycles>
    <meta:document-statistic meta:object-count="33"/>
    <meta:generator>LibreOffice/4.2.7.2$Linux_X86_64 LibreOffice_project/420m0$Build-2</meta:generator>
  </office:meta>
</office:document-meta>
</file>